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AA18BF80D4212529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Cousine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5.03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8.386cm"/>
    </style:style>
    <style:style style:name="gr5" style:family="graphic" style:parent-style-name="standard">
      <style:graphic-properties draw:stroke="none" draw:fill="none" fo:min-height="8.55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  <style:text-properties style:font-name="Liberation Mono" fo:font-size="14pt" style:font-name-asian="Liberation Mono" style:font-size-asian="14pt" style:font-name-complex="Liberation Mono" style:font-size-complex="14pt"/>
    </style:style>
    <style:style style:name="P4" style:family="paragraph">
      <loext:graphic-properties draw:fill="none"/>
      <style:paragraph-properties fo:text-align="start"/>
      <style:text-properties style:font-name="Liberation Mono" fo:font-size="14pt" style:font-name-asian="Liberation Mono" style:font-size-asian="14pt" style:font-name-complex="Liberation Mono" style:font-size-complex="14pt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Programação Concorrente em Java</text:span>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>Aula 05</text:p>
            <text:p/>
            <text:p><text:span text:style-name="T2">Condição de Corrida e Seção Crítica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Condição de Corrida e Seção Crític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span text:style-name="T2">Condição de Corrida</text:span>: é uma condição especial que ocorre dentro da seção crítica.</text:p>
              </text:list-item>
              <text:list-item>
                <text:p><text:span text:style-name="T2">Seção Crítica: </text:span><text:span text:style-name="T3">é um pedaço do código que é executado </text:span><text:span text:style-name="T3">por múltiplas threads e onde a sequencia de execução </text:span><text:span text:style-name="T3">das threads faz diferença no resultado.</text:span></text:p>
                <text:p><text:span text:style-name="T3">Quando o resultado de múltiplas threads executando a </text:span><text:span text:style-name="T3">seção crítica difere, dependendo da ordem das threads, a </text:span><text:span text:style-name="T3">seção crítica é dita em </text:span><text:span text:style-name="T4">condição de corrida</text:span><text:span text:style-name="T3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eção Crític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Rodar mais de uma thread dentro de uma aplicação geralmente não casa problemas. O problema surge quando as threads competem pelos mesmos recursos (salvo em caso de leitura).</text:p>
              </text:list-item>
            </text:list>
          </draw:text-box>
        </draw:frame>
        <draw:frame draw:style-name="gr2" draw:text-style-name="P4" draw:layer="layout" svg:width="16.2cm" svg:height="5.282cm" svg:x="3cm" svg:y="9.36cm">
          <draw:text-box>
            <text:p text:style-name="P3"><text:span text:style-name="T5"><text:s/></text:span><text:span text:style-name="T5">public class Counter {</text:span></text:p>
            <text:p text:style-name="P3"><text:span text:style-name="T5"><text:s text:c="5"/></text:span><text:span text:style-name="T5">protected long count = 0;</text:span></text:p>
            <text:p text:style-name="P3"><text:span text:style-name="T5"><text:s text:c="5"/></text:span><text:span text:style-name="T5">public void add(long value){</text:span></text:p>
            <text:p text:style-name="P3"><text:span text:style-name="T5"><text:s text:c="9"/></text:span><text:span text:style-name="T5">this.count = this.count + value;</text:span></text:p>
            <text:p text:style-name="P3"><text:span text:style-name="T5"><text:s text:c="5"/></text:span><text:span text:style-name="T5">}</text:span></text:p>
            <text:p text:style-name="P3"><text:span text:style-name="T5"><text:s text:c="2"/></text:span><text:span text:style-name="T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eção Crític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nálise do Código</text:p>
                <text:list>
                  <text:list-item>
                    <text:p>Imagine duas threads, A e B executando o método add na mesma instância da classe Counter.</text:p>
                  </text:list-item>
                  <text:list-item>
                    <text:p>É impossível dizer qual thread irá executar primeiro (entrar na seção crítica).</text:p>
                  </text:list-item>
                  <text:list-item>
                    <text:p>O código na seção crítica (método add) não é “atômico” e sim executado em partes:</text:p>
                    <text:list>
                      <text:list-item>
                        <text:p>Ler this.count da memória para o registrador;</text:p>
                      </text:list-item>
                      <text:list-item>
                        <text:p>Add value para o registrador;</text:p>
                      </text:list-item>
                      <text:list-item>
                        <text:p>Finalmente, escrever o valor calculado no registrado na memória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eção Crític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ntrelaçamento (interleaving) - Cenário</text:p>
              </text:list-item>
            </text:list>
          </draw:text-box>
        </draw:frame>
        <draw:frame draw:style-name="gr2" draw:text-style-name="P4" draw:layer="layout" svg:width="25cm" svg:height="5.282cm" svg:x="1.2cm" svg:y="6.381cm">
          <draw:text-box>
            <text:p text:style-name="P3"><text:span text:style-name="T5">this.count = 0;</text:span></text:p>
            <text:p text:style-name="P3"><text:span text:style-name="T5"><text:s text:c="3"/></text:span><text:span text:style-name="T5">A: <text:s/>Reads this.count into a register (0)</text:span></text:p>
            <text:p text:style-name="P3"><text:span text:style-name="T5"><text:s text:c="3"/></text:span><text:span text:style-name="T5">B: <text:s/>Reads this.count into a register (0)</text:span></text:p>
            <text:p text:style-name="P3"><text:span text:style-name="T5"><text:s text:c="3"/></text:span><text:span text:style-name="T5">B: <text:s/>Adds value 2 to register</text:span></text:p>
            <text:p text:style-name="P3"><text:span text:style-name="T5"><text:s text:c="3"/></text:span><text:span text:style-name="T5">B: <text:s/>Writes register value (2) back to memory. this.count now equals 2</text:span></text:p>
            <text:p text:style-name="P3"><text:span text:style-name="T5"><text:s text:c="3"/></text:span><text:span text:style-name="T5">A: <text:s/>Adds value 3 to register</text:span></text:p>
            <text:p text:style-name="P3"><text:span text:style-name="T5"><text:s text:c="3"/></text:span><text:span text:style-name="T5">A: <text:s/>Writes register value (3) back to memory. this.count now equals 3</text:span></text:p>
          </draw:text-box>
        </draw:frame>
        <draw:frame draw:style-name="gr3" draw:text-style-name="P5" draw:layer="layout" svg:width="15.429cm" svg:height="0.962cm" svg:x="3.4cm" svg:y="12.934cm">
          <draw:text-box>
            <text:p><text:span text:style-name="T2">Qual valor deveria ser o correto para o contador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eção Crític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ndição de Corrida</text:p>
                <text:list>
                  <text:list-item>
                    <text:p>O código em add é uma seção crítica da aplicação.</text:p>
                  </text:list-item>
                  <text:list-item>
                    <text:p>Quando múltiplas threads concorrem por seu acesso, temos uma condição de corrida. A ordem que essas threads “entram” na seção, afeta o resultado.</text:p>
                  </text:list-item>
                </text:list>
              </text:list-item>
              <text:list-item>
                <text:p><text:span text:style-name="T6">“</text:span><text:span text:style-name="T6">More formally, the situation where two threads compete </text:span><text:span text:style-name="T6">for the same resource, where the sequence in which the </text:span><text:span text:style-name="T6">resource is accessed is significant, is called </text:span><text:span text:style-name="T7">race </text:span><text:span text:style-name="T7">conditions</text:span><text:span text:style-name="T6">. A code section that leads to race conditions is </text:span><text:span text:style-name="T6">called a </text:span><text:span text:style-name="T7">critical section</text:span><text:span text:style-name="T6">.”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eção Crític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revinindo Condição de Corrida.</text:p>
                <text:list>
                  <text:list-item>
                    <text:p>O programador deve ter certeza de executar a seção crítica como uma operação <text:span text:style-name="T2">atômica.</text:span></text:p>
                  </text:list-item>
                  <text:list-item>
                    <text:p><text:span text:style-name="T3">Ou seja, apenas uma thread pode entrar na seção crítica por </text:span><text:span text:style-name="T3">vez. As outras threads devem esperar.</text:span></text:p>
                  </text:list-item>
                  <text:list-item>
                    <text:p><text:span text:style-name="T3">Como fazer isso em Java?</text:span></text:p>
                    <text:list>
                      <text:list-item>
                        <text:p><text:span text:style-name="T3">Sincronização de blocos ou métodos.</text:span></text:p>
                      </text:list-item>
                      <text:list-item>
                        <text:p><text:span text:style-name="T3">Locks.</text:span></text:p>
                      </text:list-item>
                      <text:list-item>
                        <text:p><text:span text:style-name="T3">Variáveis atômica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eção Crític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ara seções críticas pequenas, torna o bloco sincronizado muitas vezes pode funcionar bem.</text:p>
              </text:list-item>
              <text:list-item>
                <text:p>Para seções críticas maiores, é benéfico quebrar a seção crítica em seções menores, permitindo assim que várias threads executem um pequeno pedaço da seção crítica.</text:p>
              </text:list-item>
              <text:list-item>
                <text:p>Isso reduz a contenção e aumenta o <text:span text:style-name="T2">throughput </text:span><text:span text:style-name="T3">total da </text:span><text:span text:style-name="T3">seção crítica</text:span>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eção Crítica</text:p>
          </draw:text-box>
        </draw:frame>
        <draw:frame draw:style-name="gr4" draw:text-style-name="P4" draw:layer="layout" svg:width="15.446cm" svg:height="8.636cm" svg:x="1.354cm" svg:y="4.4cm">
          <draw:text-box>
            <text:p text:style-name="P3"><text:span text:style-name="T5">public class TwoSums {</text:span></text:p>
            <text:p text:style-name="P3"><text:span text:style-name="T5"><text:s text:c="4"/></text:span></text:p>
            <text:p text:style-name="P3"><text:span text:style-name="T5"><text:s text:c="4"/></text:span><text:span text:style-name="T5">private int sum1 = 0;</text:span></text:p>
            <text:p text:style-name="P3"><text:span text:style-name="T5"><text:s text:c="4"/></text:span><text:span text:style-name="T5">private int sum2 = 0;</text:span></text:p>
            <text:p text:style-name="P3"><text:span text:style-name="T5"><text:s text:c="4"/></text:span></text:p>
            <text:p text:style-name="P3"><text:span text:style-name="T5"><text:s text:c="4"/></text:span><text:span text:style-name="T5">public void add(int val1, int val2){</text:span></text:p>
            <text:p text:style-name="P3"><text:span text:style-name="T5"><text:s text:c="8"/></text:span><text:span text:style-name="T5">synchronized(this){</text:span></text:p>
            <text:p text:style-name="P3"><text:span text:style-name="T5"><text:s text:c="12"/></text:span><text:span text:style-name="T5">this.sum1 += val1; <text:s text:c="2"/></text:span></text:p>
            <text:p text:style-name="P3"><text:span text:style-name="T5"><text:s text:c="12"/></text:span><text:span text:style-name="T5">this.sum2 += val2;</text:span></text:p>
            <text:p text:style-name="P3"><text:span text:style-name="T5"><text:s text:c="8"/></text:span><text:span text:style-name="T5">}</text:span></text:p>
            <text:p text:style-name="P3"><text:span text:style-name="T5"><text:s text:c="4"/></text:span><text:span text:style-name="T5">}</text:span></text:p>
            <text:p text:style-name="P3"><text:span text:style-name="T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eção Crítica</text:p>
          </draw:text-box>
        </draw:frame>
        <draw:frame draw:style-name="gr5" draw:text-style-name="P4" draw:layer="layout" svg:width="18.681cm" svg:height="8.8cm" svg:x="1.519cm" svg:y="4.8cm">
          <draw:text-box>
            <text:p text:style-name="P3"><text:span text:style-name="T5">public class TwoSums {</text:span></text:p>
            <text:p text:style-name="P3"><text:span text:style-name="T5"><text:s text:c="4"/></text:span></text:p>
            <text:p text:style-name="P3"><text:span text:style-name="T5"><text:s text:c="4"/></text:span><text:span text:style-name="T5">private int sum1 = 0;</text:span></text:p>
            <text:p text:style-name="P3"><text:span text:style-name="T5"><text:s text:c="4"/></text:span><text:span text:style-name="T5">private int sum2 = 0;</text:span></text:p>
            <text:p text:style-name="P3"><text:span text:style-name="T5"><text:s text:c="4"/></text:span><text:span text:style-name="T5">private Integer sum1Lock = new Integer(1);</text:span></text:p>
            <text:p text:style-name="P3"><text:span text:style-name="T5"><text:s text:c="4"/></text:span><text:span text:style-name="T5">private Integer sum2Lock = new Integer(2);</text:span></text:p>
            <text:p text:style-name="P3"><text:span text:style-name="T5"><text:s text:c="4"/></text:span><text:span text:style-name="T5">public void add(int val1, int val2){</text:span></text:p>
            <text:p text:style-name="P3"><text:span text:style-name="T5"><text:s text:c="8"/></text:span><text:span text:style-name="T5">synchronized(this.sum1Lock){</text:span></text:p>
            <text:p text:style-name="P3"><text:span text:style-name="T5"><text:s text:c="12"/></text:span><text:span text:style-name="T5">this.sum1 += val1; <text:s text:c="2"/></text:span></text:p>
            <text:p text:style-name="P3"><text:span text:style-name="T5"><text:s text:c="8"/></text:span><text:span text:style-name="T5">}</text:span></text:p>
            <text:p text:style-name="P3"><text:span text:style-name="T5"><text:s text:c="8"/></text:span><text:span text:style-name="T5">synchronized(this.sum2Lock){</text:span></text:p>
            <text:p text:style-name="P3"><text:span text:style-name="T5"><text:s text:c="12"/></text:span><text:span text:style-name="T5">this.sum2 += val2;</text:span></text:p>
            <text:p text:style-name="P3"><text:span text:style-name="T5"><text:s text:c="8"/></text:span><text:span text:style-name="T5">}</text:span></text:p>
            <text:p text:style-name="P3"><text:span text:style-name="T5"><text:s text:c="4"/></text:span><text:span text:style-name="T5">}</text:span></text:p>
            <text:p text:style-name="P3"><text:span text:style-name="T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ferência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a xlink:href="http://tutorials.jenkov.com/java-concurrency/race-conditions-and-critical-sections.html" xlink:type="simple">http://tutorials.jenkov.com/java-concurrency/race-conditions-and-critical-sections.html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Cousine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4T15:10:01.018213864</meta:creation-date>
    <meta:editing-duration>PT5H32M11S</meta:editing-duration>
    <meta:editing-cycles>43</meta:editing-cycles>
    <meta:generator>LibreOffice/6.0.7.3$Linux_X86_64 LibreOffice_project/00m0$Build-3</meta:generator>
    <dc:title>Bright Blue</dc:title>
    <dc:date>2019-01-15T15:09:23.968103707</dc:date>
    <meta:document-statistic meta:object-count="69"/>
  </office:meta>
</office:document-meta>
</file>